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officeooo:rsid="001b3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roffessor venho aqui a me pronunciar sobre o AT, infelizmente eu não cosegui rodar a sua seed, e tentei rodar a que usei no tp3, porém devido ao fato de o único computador que roda essa seed ter sofrido com problemas de drive eu não pude utilizá-lo no projeto, então eu emulei alguns detalhes do seed <text:s/>e crie o projeto como se fosse o o seed, ou seja sem o webpack para carregar os modulos e sem webpack server. Lamento por isso mas epero que isso seja o sufici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2:53:28.898727465</meta:creation-date>
    <dc:date>2018-06-11T12:59:17.533744178</dc:date>
    <meta:editing-duration>PT5M52S</meta:editing-duration>
    <meta:editing-cycles>1</meta:editing-cycles>
    <meta:document-statistic meta:table-count="0" meta:image-count="0" meta:object-count="0" meta:page-count="1" meta:paragraph-count="1" meta:word-count="89" meta:character-count="468" meta:non-whitespace-character-count="378"/>
    <meta:generator>LibreOffice/5.2.7.2$Linux_X86_64 LibreOffice_project/20$Build-2</meta:generator>
  </office:meta>
</office:document-meta>
</file>